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fe8"/>
    </style:style>
    <style:style style:name="P2" style:family="paragraph" style:parent-style-name="Standard">
      <style:text-properties officeooo:rsid="000a7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medium.com/@m.alzantot/deep-reinforcement-learning-demysitifed-episode-2-policy-iteration-value-iteration-and-q-978f9e89ddaa" text:style-name="Internet_20_link" text:visited-style-name="Visited_20_Internet_20_Link">https://medium.com/@m.alzantot/deep-reinforcement-learning-demysitifed-episode-2-policy-iteration-value-iteration-and-q-978f9e89ddaa</text:a></text:p>
      <text:p text:style-name="P1"/>
      <text:p text:style-name="P1"><text:a xlink:type="simple" xlink:href="https://towardsdatascience.com/reinforcement-learning-with-openai-d445c2c687d2" text:style-name="Internet_20_link" text:visited-style-name="Visited_20_Internet_20_Link">https://towardsdatascience.com/reinforcement-learning-with-openai-d445c2c687d2</text:a></text:p>
      <text:p text:style-name="P1"/>
      <text:p text:style-name="P1"><text:a xlink:type="simple" xlink:href="https://github.com/ishanb97/Q-Learning-FrozenLake/blob/master/QLearningAlgorithmFrozenLake.ipynb" text:style-name="Internet_20_link" text:visited-style-name="Visited_20_Internet_20_Link">https://github.com/ishanb97/Q-Learning-FrozenLake/blob/master/QLearningAlgorithmFrozenLake.ipynb</text:a></text:p>
      <text:p text:style-name="P1"/>
      <text:p text:style-name="P1"><text:a xlink:type="simple" xlink:href="https://github.com/theone9807/8x8-FrozenLake-Q-Learning/blob/master/8x8%20frozenlake(task%201).ipynb" text:style-name="Internet_20_link" text:visited-style-name="Visited_20_Internet_20_Link">https://github.com/theone9807/8x8-FrozenLake-Q-Learning/blob/master/8x8%20frozenlake(task%201).ipynb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9:32:43.567494027</meta:creation-date>
    <dc:date>2019-11-17T22:16:05.525663024</dc:date>
    <meta:editing-duration>P1DT11H20M4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" meta:character-count="406" meta:non-whitespace-character-count="406"/>
  </office:meta>
</office:document-meta>
</file>